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e980c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paragraph-rsid="000e980c"/>
    </style:style>
    <style:style style:name="P3" style:family="paragraph" style:parent-style-name="Standard">
      <style:text-properties fo:font-size="24pt" fo:language="es" fo:country="ES" officeooo:paragraph-rsid="000e980c" style:font-size-asian="24pt" style:font-size-complex="24pt"/>
    </style:style>
    <style:style style:name="P4" style:family="paragraph" style:parent-style-name="Standard">
      <style:text-properties fo:font-size="18pt" fo:language="es" fo:country="ES" officeooo:paragraph-rsid="000e980c" style:font-size-asian="18pt" style:font-size-complex="18p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Google Sans" fo:font-size="11pt" fo:language="es" fo:country="ES" fo:font-style="normal" style:text-underline-style="none" fo:font-weight="normal" officeooo:paragraph-rsid="000e980c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Google Sans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0e980c"/>
    </style:style>
    <style:style style:name="T2" style:family="text">
      <style:text-properties officeooo:rsid="000fb81d"/>
    </style:style>
    <style:style style:name="T3" style:family="text">
      <style:text-properties officeooo:rsid="001033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rmulario de consentimiento de investigación UX </text:p>
      <text:p text:style-name="P1"/>
      <text:p text:style-name="P1"/>
      <text:p text:style-name="P1"/>
      <text:p text:style-name="P1">Gracias por su interés en participar en nuestra investigación para <text:span text:style-name="T2">el diseño de una aplicación móvil para una escuela de aiki</text:span><text:span text:style-name="T3">d</text:span><text:span text:style-name="T2">o</text:span>. Lea este formulario de consentimiento y firme su nombre en la parte inferior si acepta participar en la investigación.</text:p>
      <text:p text:style-name="P1"/>
      <text:p text:style-name="P4">Participación voluntaria:</text:p>
      <text:p text:style-name="P1"/>
      <text:p text:style-name="P1"><text:s/>La participación en esta investigación es voluntaria. Puede retirar su consentimiento para participar en cualquier momento. </text:p>
      <text:p text:style-name="P1"/>
      <text:p text:style-name="P4">Recopilación y uso de la información: </text:p>
      <text:p text:style-name="P1"/>
      <text:p text:style-name="P2">Tomaremos notas y grabaremos [audio/video] de cada sesión de entrevista. Las grabaciones se mantienen confidenciales y no se compartirán fuera de nuestro equipo de investigación. Sus comentarios y hallazgos de la entrevista pueden usarse para ayudar a <text:span text:style-name="T2">diseñar de manera efectiva una aplicación móvil para una escuela de aiki</text:span><text:span text:style-name="T3">d</text:span><text:span text:style-name="T2">o</text:span>. Sin embargo, su nombre y otra información de identificación personal permanecerán en el anonimato a menos que se reciba un permiso explícito de antemano. </text:p>
      <text:p text:style-name="P1"/>
      <text:p text:style-name="P1">Si tiene alguna pregunta sobre los detalles de esta investigación, comuníquese con <text:span text:style-name="T2">Alejandro Jarillo Silva</text:span> e<text:span text:style-name="T2">n Cubículo 11 del instituto de informática o al número celular 9515831962.</text:span></text:p>
      <text:p text:style-name="P1"/>
      <text:p text:style-name="P4">Consentir: </text:p>
      <text:p text:style-name="P1"/>
      <text:p text:style-name="P1">Al firmar este documento, acepta que ha leído y comprendido la información proporcionada anteriormente y da su consentimiento para participar en este estudio de investigación.</text:p>
      <text:p text:style-name="P1"/>
      <text:p text:style-name="P1"/>
      <text:p text:style-name="P5"><text:bookmark text:name="docs-internal-guid-bb32297b-7fff-5ae3-035d-88bff106b855"/><text:span text:style-name="T1">Nombre del participante</text:span>: ________________________________________</text:p>
      <text:p text:style-name="Text_20_body"/>
      <text:p text:style-name="P6"><text:span text:style-name="T1">Firma del participante</text:span>: ________________________________________</text:p>
      <text:p text:style-name="Text_20_body"/>
      <text:p text:style-name="P6"><text:span text:style-name="T1">Fecha</text:span>: ________________________________________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7:33:05.903419616</meta:creation-date>
    <dc:date>2022-10-31T11:37:08.217958815</dc:date>
    <meta:editing-duration>PT7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206" meta:character-count="1510" meta:non-whitespace-character-count="1310"/>
  </office:meta>
</office:document-meta>
</file>